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lectNode.setParameters( Map parameter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Node.SelectNod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Node.setCases( ProcessingNode [ ] [ ] whenNodes , VariableResolver [ ] whenTests , ProcessingNode [ ] otherwhiseNod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lectNode.invoke( Environment env , InvokeContext contex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4">
            <text:p text:style-name="Table_20_Contents">2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